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8218" officeooo:paragraph-rsid="000d8218"/>
    </style:style>
    <style:style style:name="P2" style:family="paragraph" style:parent-style-name="Standard">
      <style:text-properties officeooo:rsid="000e5ae7" officeooo:paragraph-rsid="000e5ae7"/>
    </style:style>
    <style:style style:name="P3" style:family="paragraph" style:parent-style-name="Standard">
      <style:text-properties officeooo:rsid="000ec8c5" officeooo:paragraph-rsid="000ec8c5"/>
    </style:style>
    <style:style style:name="P4" style:family="paragraph" style:parent-style-name="Standard">
      <style:text-properties officeooo:rsid="000fe57b" officeooo:paragraph-rsid="000fe57b"/>
    </style:style>
    <style:style style:name="P5" style:family="paragraph" style:parent-style-name="Standard">
      <style:text-properties officeooo:rsid="0010d305" officeooo:paragraph-rsid="0010d305"/>
    </style:style>
    <style:style style:name="P6" style:family="paragraph" style:parent-style-name="Standard">
      <style:text-properties officeooo:rsid="001135e1" officeooo:paragraph-rsid="001135e1"/>
    </style:style>
    <style:style style:name="P7" style:family="paragraph" style:parent-style-name="Standard">
      <style:text-properties officeooo:rsid="0012eaad" officeooo:paragraph-rsid="0012eaa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lizando el proyecto se genera el package json con:</text:p>
      <text:p text:style-name="P1"/>
      <text:p text:style-name="P1">npm init -y</text:p>
      <text:p text:style-name="P1"/>
      <text:p text:style-name="P2">instalamos el express y el body parser usando:</text:p>
      <text:p text:style-name="P2"/>
      <text:p text:style-name="P2">npm install express body-parser</text:p>
      <text:p text:style-name="P2"/>
      <text:p text:style-name="P7"/>
      <text:p text:style-name="P2"/>
      <text:p text:style-name="P3">aunque el body-parser al parecer se encuentra deprecated</text:p>
      <text:p text:style-name="P3"/>
      <text:p text:style-name="P7">nota ya no es necesario hacer el install del body parser ya que express lo incorpora</text:p>
      <text:p text:style-name="P3"/>
      <text:p text:style-name="P3">se crea el index js para inicializar el servidor y </text:p>
      <text:p text:style-name="P3"/>
      <text:p text:style-name="P4">se instala el sequelize para poder usar el orm mediante:</text:p>
      <text:p text:style-name="P4"/>
      <text:p text:style-name="P4">npm install sequelize</text:p>
      <text:p text:style-name="P4"/>
      <text:p text:style-name="P5">configuramos la conexión en el archivo db.js</text:p>
      <text:p text:style-name="P5"/>
      <text:p text:style-name="P5">instalamos los drivers de mysql mediante</text:p>
      <text:p text:style-name="P5"/>
      <text:p text:style-name="P5">npm install mysql2</text:p>
      <text:p text:style-name="P5"/>
      <text:p text:style-name="P6">creamos el directorio modelos donde crearemos los modelos de cada tabla</text:p>
      <text:p text:style-name="P6"/>
      <text:p text:style-name="P6">iniciamos con la tabla films 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CO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8T00:21:42.390000000</dc:date>
    <meta:editing-duration>PT46M37S</meta:editing-duration>
    <meta:editing-cycles>6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4" meta:word-count="103" meta:character-count="614" meta:non-whitespace-character-count="523"/>
  </office:meta>
</office:document-meta>
</file>